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722cm" fo:min-width="2.462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.372cm" fo:min-width="0.742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371cm" fo:min-width="0.742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228cm" fo:min-width="1.7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1.5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72cm"/>
      <style:paragraph-properties style:writing-mode="lr-tb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535cm" fo:min-width="0.285cm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0.12cm" fo:min-width="0.055cm"/>
    </style:style>
    <style:style style:name="gr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.5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.4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1.1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1.1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.6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.448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25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0.386cm" fo:min-width="0.136cm"/>
    </style:style>
    <style:style style:name="gr28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22" draw:marker-end-width="0.3cm" draw:fill="none" draw:textarea-vertical-align="middle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0.911cm" fo:min-width="1.088cm"/>
    </style:style>
    <style:style style:name="gr31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text-properties fo:font-size="8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62cm" svg:height="1.972cm" svg:x="2.034cm" svg:y="1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962cm" svg:height="1.972cm" svg:x="7.576cm" svg:y="1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16cm" svg:height="1.108cm" svg:x="3.882cm" svg:y="4.60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216cm" svg:height="1.107cm" svg:x="7.576cm" svg:y="4.62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1" draw:id="id1" draw:layer="layout" svg:width="2.218cm" svg:height="1.478cm" svg:x="2.773cm" svg:y="6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2.218cm" svg:height="1.478cm" svg:x="7.59cm" svg:y="6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57cm" svg:height="1.119cm" svg:x="2.424cm" svg:y="1.926cm">
          <draw:text-box>
            <text:p>prod</text:p>
          </draw:text-box>
        </draw:frame>
        <draw:frame draw:style-name="gr6" draw:text-style-name="P5" xml:id="id4" draw:id="id4" draw:layer="layout" svg:width="2.772cm" svg:height="1.022cm" svg:x="7.859cm" svg:y="1.926cm">
          <draw:text-box>
            <text:p text:style-name="P4">counter</text:p>
          </draw:text-box>
        </draw:frame>
        <draw:custom-shape draw:style-name="gr7" draw:text-style-name="P2" draw:layer="layout" svg:width="1.109cm" svg:height="1.109cm" svg:x="12.377cm" svg:y="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109cm" svg:height="1.109cm" svg:x="12.333cm" svg:y="4.6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6" draw:layer="layout" svg:x1="10.531cm" svg:y1="2.391cm" svg:x2="12.377cm" svg:y2="2.391cm">
          <text:p/>
        </draw:line>
        <draw:line draw:style-name="gr10" draw:text-style-name="P6" draw:layer="layout" svg:x1="12.883cm" svg:y1="4.608cm" svg:x2="12.883cm" svg:y2="3.13cm">
          <text:p/>
        </draw:line>
        <draw:frame draw:style-name="gr11" draw:text-style-name="P3" draw:layer="layout" svg:width="1.018cm" svg:height="1.12cm" svg:x="12.468cm" svg:y="2.121cm">
          <draw:text-box>
            <text:p>&gt;</text:p>
          </draw:text-box>
        </draw:frame>
        <draw:frame draw:style-name="gr12" draw:text-style-name="P5" draw:layer="layout" svg:width="0.949cm" svg:height="1.022cm" svg:x="12.498cm" svg:y="4.759cm">
          <draw:text-box>
            <text:p text:style-name="P4">n</text:p>
          </draw:text-box>
        </draw:frame>
        <draw:frame draw:style-name="gr13" draw:text-style-name="P5" xml:id="id5" draw:id="id5" draw:layer="layout" svg:width="1.642cm" svg:height="1.022cm" svg:x="4.174cm" svg:y="4.596cm">
          <draw:text-box>
            <text:p text:style-name="P4">mul</text:p>
          </draw:text-box>
        </draw:frame>
        <draw:frame draw:style-name="gr14" draw:text-style-name="P5" draw:layer="layout" svg:width="1.677cm" svg:height="1.022cm" svg:x="7.897cm" svg:y="4.596cm">
          <draw:text-box>
            <text:p text:style-name="P4">add</text:p>
          </draw:text-box>
        </draw:frame>
        <draw:frame draw:style-name="gr15" draw:text-style-name="P3" draw:layer="layout" svg:width="1.199cm" svg:height="1.119cm" svg:x="3.371cm" svg:y="7.057cm">
          <draw:text-box>
            <text:p>t1</text:p>
          </draw:text-box>
        </draw:frame>
        <draw:frame draw:style-name="gr15" draw:text-style-name="P3" draw:layer="layout" svg:width="1.199cm" svg:height="1.119cm" svg:x="8.126cm" svg:y="7.057cm">
          <draw:text-box>
            <text:p>t2</text:p>
          </draw:text-box>
        </draw:frame>
        <draw:custom-shape draw:style-name="gr8" draw:text-style-name="P2" draw:layer="layout" svg:width="1.109cm" svg:height="1.109cm" svg:x="10.9cm" svg:y="3.4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5" draw:layer="layout" svg:width="0.948cm" svg:height="1.021cm" svg:x="11.065cm" svg:y="3.652cm">
          <draw:text-box>
            <text:p text:style-name="P4">1</text:p>
          </draw:text-box>
        </draw:frame>
        <draw:connector draw:style-name="gr17" draw:text-style-name="P6" draw:layer="layout" svg:x1="2.773cm" svg:y1="7.563cm" svg:x2="2.034cm" svg:y2="2.513cm" draw:start-shape="id1" draw:start-glue-point="3" draw:end-shape="id2" svg:d="M2773 7563h-1240v-5050h501" svg:viewBox="0 0 1241 5051">
          <text:p/>
        </draw:connector>
        <draw:connector draw:style-name="gr18" draw:text-style-name="P6" draw:layer="layout" svg:x1="7.59cm" svg:y1="7.563cm" svg:x2="7.859cm" svg:y2="2.437cm" draw:start-shape="id3" draw:start-glue-point="3" draw:end-shape="id4" draw:end-glue-point="3" svg:d="M7590 7563h-501v-5126h770" svg:viewBox="0 0 771 5127">
          <text:p/>
        </draw:connector>
        <draw:connector draw:style-name="gr19" draw:text-style-name="P6" draw:layer="layout" svg:x1="3.515cm" svg:y1="3.499cm" svg:x2="4.995cm" svg:y2="4.596cm" draw:start-shape="id2" draw:start-glue-point="2" draw:end-shape="id5" svg:d="M3515 3499v549h1480v548" svg:viewBox="0 0 1481 1098">
          <text:p/>
        </draw:connector>
        <draw:connector draw:style-name="gr20" draw:text-style-name="P6" draw:layer="layout" svg:x1="9.057cm" svg:y1="3.499cm" svg:x2="4.995cm" svg:y2="4.596cm" draw:start-shape="id6" draw:end-shape="id5" draw:end-glue-point="0" svg:d="M9057 3499v549h-4062v548" svg:viewBox="0 0 4063 1098">
          <text:p/>
        </draw:connector>
        <draw:line draw:style-name="gr21" draw:text-style-name="P6" draw:layer="layout" svg:x1="8.683cm" svg:y1="3.499cm" svg:x2="8.683cm" svg:y2="4.608cm">
          <text:p/>
        </draw:line>
        <draw:line draw:style-name="gr22" draw:text-style-name="P6" draw:layer="layout" svg:x1="11.27cm" svg:y1="3.869cm" svg:x2="9.792cm" svg:y2="4.608cm">
          <text:p/>
        </draw:line>
        <draw:line draw:style-name="gr23" draw:text-style-name="P6" draw:layer="layout" svg:x1="8.683cm" svg:y1="5.716cm" svg:x2="8.683cm" svg:y2="6.825cm">
          <text:p/>
        </draw:line>
        <draw:line draw:style-name="gr24" draw:text-style-name="P6" draw:layer="layout" svg:x1="4.989cm" svg:y1="5.716cm" svg:x2="4.25cm" svg:y2="6.825cm">
          <text:p/>
        </draw:line>
        <draw:custom-shape draw:style-name="gr25" draw:text-style-name="P7" draw:layer="layout" svg:width="0.266cm" svg:height="0.266cm" svg:x="1.406cm" svg:y="3.9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6" draw:text-style-name="P9" draw:layer="layout" svg:width="1.56cm" svg:height="0.569cm" svg:x="1.535cm" svg:y="3.757cm">
          <draw:text-box>
            <text:p text:style-name="P8">t1-&gt;prod</text:p>
          </draw:text-box>
        </draw:frame>
        <draw:custom-shape draw:style-name="gr25" draw:text-style-name="P7" draw:layer="layout" svg:width="0.266cm" svg:height="0.266cm" svg:x="4.392cm" svg:y="6.2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6" draw:text-style-name="P9" draw:layer="layout" svg:width="1.455cm" svg:height="0.569cm" svg:x="4.52cm" svg:y="6.08cm">
          <draw:text-box>
            <text:p text:style-name="P8">mul-&gt;t1</text:p>
          </draw:text-box>
        </draw:frame>
        <draw:custom-shape draw:style-name="gr25" draw:text-style-name="P7" draw:layer="layout" svg:width="0.266cm" svg:height="0.266cm" svg:x="8.544cm" svg:y="6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6" draw:text-style-name="P9" draw:layer="layout" svg:width="1.467cm" svg:height="0.569cm" svg:x="8.72cm" svg:y="5.981cm">
          <draw:text-box>
            <text:p text:style-name="P8">add-&gt;t2</text:p>
          </draw:text-box>
        </draw:frame>
        <draw:custom-shape draw:style-name="gr25" draw:text-style-name="P7" draw:layer="layout" svg:width="0.266cm" svg:height="0.266cm" svg:x="6.993cm" svg:y="2.3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6" draw:text-style-name="P9" draw:layer="layout" svg:width="1.941cm" svg:height="0.569cm" svg:x="5.265cm" svg:y="2.17cm">
          <draw:text-box>
            <text:p text:style-name="P8">t2-&gt;counter</text:p>
          </draw:text-box>
        </draw:frame>
        <draw:custom-shape draw:style-name="gr27" draw:text-style-name="P2" xml:id="id8" draw:id="id8" draw:layer="layout" svg:width="1.27cm" svg:height="1.27cm" svg:x="16.31cm" svg:y="1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" draw:layer="layout" svg:width="1.018cm" svg:height="1.12cm" svg:x="16.568cm" svg:y="1.921cm">
          <draw:text-box>
            <text:p>&gt;</text:p>
          </draw:text-box>
        </draw:frame>
        <draw:line draw:style-name="gr28" draw:text-style-name="P6" draw:layer="layout" svg:x1="17.545cm" svg:y1="2.37cm" svg:x2="19.45cm" svg:y2="2.37cm">
          <text:p/>
        </draw:line>
        <draw:frame draw:style-name="gr26" draw:text-style-name="P11" draw:layer="layout" svg:width="1.162cm" svg:height="0.725cm" svg:x="17.758cm" svg:y="1.635cm">
          <draw:text-box>
            <text:p text:style-name="P10">yes</text:p>
          </draw:text-box>
        </draw:frame>
        <draw:frame draw:style-name="gr26" draw:text-style-name="P11" draw:layer="layout" svg:width="1.45cm" svg:height="0.725cm" svg:x="19.258cm" svg:y="2.036cm">
          <draw:text-box>
            <text:p text:style-name="P10">done</text:p>
          </draw:text-box>
        </draw:frame>
        <draw:line draw:style-name="gr29" draw:text-style-name="P6" draw:layer="layout" svg:x1="16.951cm" svg:y1="3.005cm" svg:x2="16.951cm" svg:y2="4.275cm">
          <text:p/>
        </draw:line>
        <draw:frame draw:style-name="gr26" draw:text-style-name="P11" draw:layer="layout" svg:width="0.976cm" svg:height="0.725cm" svg:x="16.858cm" svg:y="3.036cm">
          <draw:text-box>
            <text:p text:style-name="P10">no</text:p>
          </draw:text-box>
        </draw:frame>
        <draw:custom-shape draw:style-name="gr30" draw:text-style-name="P1" draw:layer="layout" svg:width="1.588cm" svg:height="1.161cm" svg:x="16.157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1.74cm" svg:height="1.119cm" svg:x="16.122cm" svg:y="4.517cm">
          <draw:text-box>
            <text:p text:style-name="P12">mul-&gt;t1</text:p>
          </draw:text-box>
        </draw:frame>
        <draw:line draw:style-name="gr29" draw:text-style-name="P6" draw:layer="layout" svg:x1="16.951cm" svg:y1="5.405cm" svg:x2="16.951cm" svg:y2="6.675cm">
          <text:p/>
        </draw:line>
        <draw:custom-shape draw:style-name="gr30" draw:text-style-name="P1" draw:layer="layout" svg:width="1.588cm" svg:height="1.161cm" svg:x="16.157cm" svg:y="6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1.74cm" svg:height="1.119cm" svg:x="16.122cm" svg:y="6.917cm">
          <draw:text-box>
            <text:p text:style-name="P12">add-&gt;t2</text:p>
          </draw:text-box>
        </draw:frame>
        <draw:line draw:style-name="gr29" draw:text-style-name="P6" draw:layer="layout" svg:x1="16.951cm" svg:y1="7.805cm" svg:x2="16.951cm" svg:y2="9.075cm">
          <text:p/>
        </draw:line>
        <draw:custom-shape draw:style-name="gr30" draw:text-style-name="P1" draw:layer="layout" svg:width="1.588cm" svg:height="1.161cm" svg:x="16.157cm" svg:y="9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2.023cm" svg:height="1.119cm" svg:x="16.022cm" svg:y="9.317cm">
          <draw:text-box>
            <text:p text:style-name="P12">t1-&gt;prod</text:p>
          </draw:text-box>
        </draw:frame>
        <draw:line draw:style-name="gr29" draw:text-style-name="P6" draw:layer="layout" svg:x1="16.951cm" svg:y1="10.205cm" svg:x2="16.951cm" svg:y2="11.475cm">
          <text:p/>
        </draw:line>
        <draw:custom-shape draw:style-name="gr30" draw:text-style-name="P1" draw:layer="layout" svg:width="1.588cm" svg:height="1.161cm" svg:x="16.157cm" svg:y="11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xml:id="id7" draw:id="id7" draw:layer="layout" svg:width="1.94cm" svg:height="1.119cm" svg:x="16.022cm" svg:y="11.717cm">
          <draw:text-box>
            <text:p text:style-name="P8">t2-&gt;counter</text:p>
          </draw:text-box>
        </draw:frame>
        <draw:connector draw:style-name="gr31" draw:text-style-name="P6" draw:layer="layout" svg:x1="16.022cm" svg:y1="12.276cm" svg:x2="16.31cm" svg:y2="2.387cm" draw:start-shape="id7" draw:end-shape="id8" draw:end-glue-point="5" svg:d="M16022 12276h-500v-9889h788" svg:viewBox="0 0 789 9890">
          <text:p/>
        </draw:connector>
        <draw:frame draw:style-name="gr26" draw:text-style-name="P11" draw:layer="layout" svg:width="1.328cm" svg:height="0.725cm" svg:x="16.258cm" svg:y="0.936cm">
          <draw:text-box>
            <text:p text:style-name="P10">star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5T15:45:44.339797460</meta:creation-date>
    <dc:date>2023-04-15T16:10:23.925829799</dc:date>
    <meta:editing-duration>PT3M17S</meta:editing-duration>
    <meta:editing-cycles>2</meta:editing-cycles>
    <meta:generator>LibreOffice/7.0.4.2$Linux_X86_64 LibreOffice_project/00$Build-2</meta:generator>
    <meta:document-statistic meta:object-count="56"/>
  </office:meta>
</office:document-meta>
</file>